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69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9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87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2" style:family="table-cell" style:parent-style-name="Default" style:data-style-name="N0"/>
    <style:style style:name="ce33" style:family="table-cell" style:parent-style-name="Default" style:data-style-name="N121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7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style-name="ce64" office:value-type="string" calcext:value-type="string">
            <text:p>Janvier</text:p>
          </table:table-cell>
          <table:table-cell table:style-name="ce64" office:value-type="string" calcext:value-type="string">
            <text:p>Février</text:p>
          </table:table-cell>
          <table:table-cell table:style-name="ce64" office:value-type="string" calcext:value-type="string">
            <text:p>Mars</text:p>
          </table:table-cell>
          <table:table-cell table:style-name="ce82" office:value-type="string" calcext:value-type="string">
            <text:p>Avril</text:p>
          </table:table-cell>
          <table:table-cell table:style-name="ce64" office:value-type="string" calcext:value-type="string">
            <text:p>Mai</text:p>
          </table:table-cell>
          <table:table-cell table:style-name="ce64" office:value-type="string" calcext:value-type="string">
            <text:p>Juin</text:p>
          </table:table-cell>
          <table:table-cell table:style-name="ce64" office:value-type="string" calcext:value-type="string">
            <text:p>Juillet</text:p>
          </table:table-cell>
          <table:table-cell table:style-name="ce64" office:value-type="string" calcext:value-type="string">
            <text:p>Août</text:p>
          </table:table-cell>
          <table:table-cell table:style-name="ce64" office:value-type="string" calcext:value-type="string">
            <text:p>Septembre</text:p>
          </table:table-cell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65" office:value-type="date" office:date-value="2017-10-01" calcext:value-type="date">
            <text:p>dimanche 1 </text:p>
          </table:table-cell>
          <table:table-cell table:style-name="ce70" office:value-type="date" office:date-value="2017-11-01" calcext:value-type="date">
            <text:p>mercredi 1 </text:p>
          </table:table-cell>
          <table:table-cell table:style-name="ce71" office:value-type="date" office:date-value="2017-12-01" calcext:value-type="date">
            <text:p>vendredi 1 </text:p>
          </table:table-cell>
          <table:table-cell table:style-name="ce75" office:value-type="date" office:date-value="2018-01-01" calcext:value-type="date">
            <text:p>lundi 1 </text:p>
          </table:table-cell>
          <table:table-cell table:style-name="ce70" office:value-type="date" office:date-value="2018-02-01" calcext:value-type="date">
            <text:p>jeudi 1 </text:p>
          </table:table-cell>
          <table:table-cell table:style-name="ce71" office:value-type="date" office:date-value="2018-03-01" calcext:value-type="date">
            <text:p>jeudi 1 </text:p>
          </table:table-cell>
          <table:table-cell table:style-name="ce83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1" office:value-type="date" office:date-value="2018-05-01" calcext:value-type="date">
            <text:p>mardi 1 </text:p>
          </table:table-cell>
          <table:table-cell table:style-name="ce70" office:value-type="date" office:date-value="2018-06-01" calcext:value-type="date">
            <text:p>vendredi 1 </text:p>
          </table:table-cell>
          <table:table-cell table:style-name="ce65" office:value-type="date" office:date-value="2018-07-01" calcext:value-type="date">
            <text:p>dimanche 1 </text:p>
          </table:table-cell>
          <table:table-cell table:style-name="ce66" office:value-type="date" office:date-value="2018-08-01" calcext:value-type="date">
            <text:p>mercredi 1 </text:p>
          </table:table-cell>
          <table:table-cell table:style-name="ce87" office:value-type="date" office:date-value="2018-09-01" calcext:value-type="date">
            <text:p>samedi 1 </text:p>
          </table:table-cell>
          <table:table-cell table:style-name="ce66" office:value-type="date" office:date-value="2018-10-01" calcext:value-type="date">
            <text:p>lundi 1 </text:p>
          </table:table-cell>
          <table:table-cell table:style-name="ce66" office:value-type="date" office:date-value="2018-11-01" calcext:value-type="date">
            <text:p>jeudi 1 </text:p>
          </table:table-cell>
          <table:table-cell table:style-name="ce88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2" calcext:value-type="date">
            <text:p>lundi 2 </text:p>
          </table:table-cell>
          <table:table-cell table:style-name="ce66" office:value-type="date" office:date-value="2017-11-02" calcext:value-type="date">
            <text:p>jeudi 2 </text:p>
          </table:table-cell>
          <table:table-cell table:style-name="ce67" office:value-type="date" office:date-value="2017-12-02" calcext:value-type="date">
            <text:p>samedi 2 </text:p>
          </table:table-cell>
          <table:table-cell table:style-name="ce66" office:value-type="date" office:date-value="2018-01-02" calcext:value-type="date">
            <text:p>mardi 2 </text:p>
          </table:table-cell>
          <table:table-cell table:style-name="ce66" office:value-type="date" office:date-value="2018-02-02" calcext:value-type="date">
            <text:p>vendredi 2 </text:p>
          </table:table-cell>
          <table:table-cell table:style-name="ce78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66" office:value-type="date" office:date-value="2018-04-02" calcext:value-type="date">
            <text:p>lundi 2 </text:p>
          </table:table-cell>
          <table:table-cell table:style-name="ce66" office:value-type="date" office:date-value="2018-05-02" calcext:value-type="date">
            <text:p>mercredi 2 </text:p>
          </table:table-cell>
          <table:table-cell table:style-name="ce68" office:value-type="date" office:date-value="2018-06-02" calcext:value-type="date">
            <text:p>samedi 2 </text:p>
          </table:table-cell>
          <table:table-cell table:style-name="ce66" office:value-type="date" office:date-value="2018-07-02" calcext:value-type="date">
            <text:p>lundi 2 </text:p>
          </table:table-cell>
          <table:table-cell table:style-name="ce66" office:value-type="date" office:date-value="2018-08-02" calcext:value-type="date">
            <text:p>jeudi 2 </text:p>
          </table:table-cell>
          <table:table-cell table:style-name="ce87" office:value-type="date" office:date-value="2018-09-02" calcext:value-type="date">
            <text:p>dimanche 2 </text:p>
          </table:table-cell>
          <table:table-cell table:style-name="ce66" office:value-type="date" office:date-value="2018-10-02" calcext:value-type="date">
            <text:p>mardi 2 </text:p>
          </table:table-cell>
          <table:table-cell table:style-name="ce66" office:value-type="date" office:date-value="2018-11-02" calcext:value-type="date">
            <text:p>vendredi 2 </text:p>
          </table:table-cell>
          <table:table-cell table:style-name="ce87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3" calcext:value-type="date">
            <text:p>mardi 3 </text:p>
          </table:table-cell>
          <table:table-cell table:style-name="ce66" office:value-type="date" office:date-value="2017-11-03" calcext:value-type="date">
            <text:p>vendredi 3 </text:p>
          </table:table-cell>
          <table:table-cell table:style-name="ce67" office:value-type="date" office:date-value="2017-12-03" calcext:value-type="date">
            <text:p>dimanche 3 </text:p>
          </table:table-cell>
          <table:table-cell table:style-name="ce66" office:value-type="date" office:date-value="2018-01-03" calcext:value-type="date">
            <text:p>mercredi 3 </text:p>
          </table:table-cell>
          <table:table-cell table:style-name="ce67" office:value-type="date" office:date-value="2018-02-03" calcext:value-type="date">
            <text:p>samedi 3 </text:p>
          </table:table-cell>
          <table:table-cell table:style-name="ce67" office:value-type="date" office:date-value="2018-03-03" calcext:value-type="date">
            <text:p>samedi 3 </text:p>
          </table:table-cell>
          <table:table-cell table:style-name="ce66" office:value-type="date" office:date-value="2018-04-03" calcext:value-type="date">
            <text:p>mardi 3 </text:p>
          </table:table-cell>
          <table:table-cell table:style-name="ce66" office:value-type="date" office:date-value="2018-05-03" calcext:value-type="date">
            <text:p>jeudi 3 </text:p>
          </table:table-cell>
          <table:table-cell table:style-name="ce68" office:value-type="date" office:date-value="2018-06-03" calcext:value-type="date">
            <text:p>dimanche 3 </text:p>
          </table:table-cell>
          <table:table-cell table:style-name="ce66" office:value-type="date" office:date-value="2018-07-03" calcext:value-type="date">
            <text:p>mardi 3 </text:p>
          </table:table-cell>
          <table:table-cell table:style-name="ce66" office:value-type="date" office:date-value="2018-08-03" calcext:value-type="date">
            <text:p>vendredi 3 </text:p>
          </table:table-cell>
          <table:table-cell table:style-name="ce66" office:value-type="date" office:date-value="2018-09-03" calcext:value-type="date">
            <text:p>lundi 3 </text:p>
          </table:table-cell>
          <table:table-cell table:style-name="ce66" office:value-type="date" office:date-value="2018-10-03" calcext:value-type="date">
            <text:p>mercredi 3 </text:p>
          </table:table-cell>
          <table:table-cell table:style-name="ce87" office:value-type="date" office:date-value="2018-11-03" calcext:value-type="date">
            <text:p>samedi 3 </text:p>
          </table:table-cell>
          <table:table-cell table:style-name="ce6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4" calcext:value-type="date">
            <text:p>mercredi 4 </text:p>
          </table:table-cell>
          <table:table-cell table:style-name="ce67" office:value-type="date" office:date-value="2017-11-04" calcext:value-type="date">
            <text:p>samedi 4 </text:p>
          </table:table-cell>
          <table:table-cell table:style-name="ce68" office:value-type="date" office:date-value="2017-12-04" calcext:value-type="date">
            <text:p>lundi 4 </text:p>
          </table:table-cell>
          <table:table-cell table:style-name="ce66" office:value-type="date" office:date-value="2018-01-04" calcext:value-type="date">
            <text:p>jeudi 4 </text:p>
          </table:table-cell>
          <table:table-cell table:style-name="ce67" office:value-type="date" office:date-value="2018-02-04" calcext:value-type="date">
            <text:p>dimanche 4 </text:p>
          </table:table-cell>
          <table:table-cell table:style-name="ce67" office:value-type="date" office:date-value="2018-03-04" calcext:value-type="date">
            <text:p>dimanche 4 </text:p>
          </table:table-cell>
          <table:table-cell table:style-name="ce66" office:value-type="date" office:date-value="2018-04-04" calcext:value-type="date">
            <text:p>mercredi 4 </text:p>
          </table:table-cell>
          <table:table-cell table:style-name="ce66" office:value-type="date" office:date-value="2018-05-04" calcext:value-type="date">
            <text:p>vendredi 4 </text:p>
          </table:table-cell>
          <table:table-cell table:style-name="ce68" office:value-type="date" office:date-value="2018-06-04" calcext:value-type="date">
            <text:p>lundi 4 </text:p>
          </table:table-cell>
          <table:table-cell table:style-name="ce66" office:value-type="date" office:date-value="2018-07-04" calcext:value-type="date">
            <text:p>mercredi 4 </text:p>
          </table:table-cell>
          <table:table-cell table:style-name="ce87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66" office:value-type="date" office:date-value="2018-09-04" calcext:value-type="date">
            <text:p>mardi 4 </text:p>
          </table:table-cell>
          <table:table-cell table:style-name="ce66" office:value-type="date" office:date-value="2018-10-04" calcext:value-type="date">
            <text:p>jeudi 4 </text:p>
          </table:table-cell>
          <table:table-cell table:style-name="ce87" office:value-type="date" office:date-value="2018-11-04" calcext:value-type="date">
            <text:p>dimanche 4 </text:p>
          </table:table-cell>
          <table:table-cell table:style-name="ce6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5" calcext:value-type="date">
            <text:p>jeudi 5 </text:p>
          </table:table-cell>
          <table:table-cell table:style-name="ce67" office:value-type="date" office:date-value="2017-11-05" calcext:value-type="date">
            <text:p>dimanche 5 </text:p>
          </table:table-cell>
          <table:table-cell table:style-name="ce66" office:value-type="date" office:date-value="2017-12-05" calcext:value-type="date">
            <text:p>mardi 5 </text:p>
          </table:table-cell>
          <table:table-cell table:style-name="ce66" office:value-type="date" office:date-value="2018-01-05" calcext:value-type="date">
            <text:p>vendredi 5 </text:p>
          </table:table-cell>
          <table:table-cell table:style-name="ce66" office:value-type="date" office:date-value="2018-02-05" calcext:value-type="date">
            <text:p>lundi 5 </text:p>
          </table:table-cell>
          <table:table-cell table:style-name="ce66" office:value-type="date" office:date-value="2018-03-05" calcext:value-type="date">
            <text:p>lundi 5 </text:p>
          </table:table-cell>
          <table:table-cell table:style-name="ce66" office:value-type="date" office:date-value="2018-04-05" calcext:value-type="date">
            <text:p>jeudi 5 </text:p>
          </table:table-cell>
          <table:table-cell table:style-name="ce67" office:value-type="date" office:date-value="2018-05-05" calcext:value-type="date">
            <text:p>samedi 5 </text:p>
          </table:table-cell>
          <table:table-cell table:style-name="ce68" office:value-type="date" office:date-value="2018-06-05" calcext:value-type="date">
            <text:p>mardi 5 </text:p>
          </table:table-cell>
          <table:table-cell table:style-name="ce68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87" office:value-type="date" office:date-value="2018-08-05" calcext:value-type="date">
            <text:p>dimanche 5 </text:p>
          </table:table-cell>
          <table:table-cell table:style-name="ce66" office:value-type="date" office:date-value="2018-09-05" calcext:value-type="date">
            <text:p>mercredi 5 </text:p>
          </table:table-cell>
          <table:table-cell table:style-name="ce66" office:value-type="date" office:date-value="2018-10-05" calcext:value-type="date">
            <text:p>vendredi 5 </text:p>
          </table:table-cell>
          <table:table-cell table:style-name="ce66" office:value-type="date" office:date-value="2018-11-05" calcext:value-type="date">
            <text:p>lundi 5 </text:p>
          </table:table-cell>
          <table:table-cell table:style-name="ce6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6" calcext:value-type="date">
            <text:p>vendredi 6 </text:p>
          </table:table-cell>
          <table:table-cell table:style-name="ce66" office:value-type="date" office:date-value="2017-11-06" calcext:value-type="date">
            <text:p>lundi 6 </text:p>
          </table:table-cell>
          <table:table-cell table:style-name="ce66" office:value-type="date" office:date-value="2017-12-06" calcext:value-type="date">
            <text:p>mercredi 6 </text:p>
          </table:table-cell>
          <table:table-cell table:style-name="ce67" office:value-type="date" office:date-value="2018-01-06" calcext:value-type="date">
            <text:p>samedi 6 </text:p>
          </table:table-cell>
          <table:table-cell table:style-name="ce66" office:value-type="date" office:date-value="2018-02-06" calcext:value-type="date">
            <text:p>mardi 6 </text:p>
          </table:table-cell>
          <table:table-cell table:style-name="ce66" office:value-type="date" office:date-value="2018-03-06" calcext:value-type="date">
            <text:p>mardi 6 </text:p>
          </table:table-cell>
          <table:table-cell table:style-name="ce66" office:value-type="date" office:date-value="2018-04-06" calcext:value-type="date">
            <text:p>vendredi 6 </text:p>
          </table:table-cell>
          <table:table-cell table:style-name="ce67" office:value-type="date" office:date-value="2018-05-06" calcext:value-type="date">
            <text:p>dimanche 6 </text:p>
          </table:table-cell>
          <table:table-cell table:style-name="ce68" office:value-type="date" office:date-value="2018-06-06" calcext:value-type="date">
            <text:p>mercredi 6 </text:p>
          </table:table-cell>
          <table:table-cell table:style-name="ce66" office:value-type="date" office:date-value="2018-07-06" calcext:value-type="date">
            <text:p>vendredi 6 </text:p>
          </table:table-cell>
          <table:table-cell table:style-name="ce6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66" office:value-type="date" office:date-value="2018-09-06" calcext:value-type="date">
            <text:p>jeudi 6 </text:p>
          </table:table-cell>
          <table:table-cell table:style-name="ce87" office:value-type="date" office:date-value="2018-10-06" calcext:value-type="date">
            <text:p>samedi 6 </text:p>
          </table:table-cell>
          <table:table-cell table:style-name="ce66" office:value-type="date" office:date-value="2018-11-06" calcext:value-type="date">
            <text:p>mardi 6 </text:p>
          </table:table-cell>
          <table:table-cell table:style-name="ce6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7" calcext:value-type="date">
            <text:p>samedi 7 </text:p>
          </table:table-cell>
          <table:table-cell table:style-name="ce68" office:value-type="date" office:date-value="2017-11-07" calcext:value-type="date">
            <text:p>mardi 7 </text:p>
          </table:table-cell>
          <table:table-cell table:style-name="ce66" office:value-type="date" office:date-value="2017-12-07" calcext:value-type="date">
            <text:p>jeudi 7 </text:p>
          </table:table-cell>
          <table:table-cell table:style-name="ce67" office:value-type="date" office:date-value="2018-01-07" calcext:value-type="date">
            <text:p>dimanche 7 </text:p>
          </table:table-cell>
          <table:table-cell table:style-name="ce66" office:value-type="date" office:date-value="2018-02-07" calcext:value-type="date">
            <text:p>mercredi 7 </text:p>
          </table:table-cell>
          <table:table-cell table:style-name="ce66" office:value-type="date" office:date-value="2018-03-07" calcext:value-type="date">
            <text:p>mercredi 7 </text:p>
          </table:table-cell>
          <table:table-cell table:style-name="ce67" office:value-type="date" office:date-value="2018-04-07" calcext:value-type="date">
            <text:p>samedi 7 </text:p>
          </table:table-cell>
          <table:table-cell table:style-name="ce66" office:value-type="date" office:date-value="2018-05-07" calcext:value-type="date">
            <text:p>lundi 7 </text:p>
          </table:table-cell>
          <table:table-cell table:style-name="ce68" office:value-type="date" office:date-value="2018-06-07" calcext:value-type="date">
            <text:p>jeudi 7 </text:p>
          </table:table-cell>
          <table:table-cell table:style-name="ce67" office:value-type="date" office:date-value="2018-07-07" calcext:value-type="date">
            <text:p>samedi 7 </text:p>
          </table:table-cell>
          <table:table-cell table:style-name="ce66" office:value-type="date" office:date-value="2018-08-07" calcext:value-type="date">
            <text:p>mardi 7 </text:p>
          </table:table-cell>
          <table:table-cell table:style-name="ce6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87" office:value-type="date" office:date-value="2018-10-07" calcext:value-type="date">
            <text:p>dimanche 7 </text:p>
          </table:table-cell>
          <table:table-cell table:style-name="ce66" office:value-type="date" office:date-value="2018-11-07" calcext:value-type="date">
            <text:p>mercredi 7 </text:p>
          </table:table-cell>
          <table:table-cell table:style-name="ce8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8" calcext:value-type="date">
            <text:p>dimanche 8 </text:p>
          </table:table-cell>
          <table:table-cell table:style-name="ce68" office:value-type="date" office:date-value="2017-11-08" calcext:value-type="date">
            <text:p>mercredi 8 </text:p>
          </table:table-cell>
          <table:table-cell table:style-name="ce66" office:value-type="date" office:date-value="2017-12-08" calcext:value-type="date">
            <text:p>vendredi 8 </text:p>
          </table:table-cell>
          <table:table-cell table:style-name="ce66" office:value-type="date" office:date-value="2018-01-08" calcext:value-type="date">
            <text:p>lundi 8 </text:p>
          </table:table-cell>
          <table:table-cell table:style-name="ce66" office:value-type="date" office:date-value="2018-02-08" calcext:value-type="date">
            <text:p>jeudi 8 </text:p>
          </table:table-cell>
          <table:table-cell table:style-name="ce66" office:value-type="date" office:date-value="2018-03-08" calcext:value-type="date">
            <text:p>jeudi 8 </text:p>
          </table:table-cell>
          <table:table-cell table:style-name="ce67" office:value-type="date" office:date-value="2018-04-08" calcext:value-type="date">
            <text:p>dimanche 8 </text:p>
          </table:table-cell>
          <table:table-cell table:style-name="ce66" office:value-type="date" office:date-value="2018-05-08" calcext:value-type="date">
            <text:p>mardi 8 </text:p>
          </table:table-cell>
          <table:table-cell table:style-name="ce68" office:value-type="date" office:date-value="2018-06-08" calcext:value-type="date">
            <text:p>vendredi 8 </text:p>
          </table:table-cell>
          <table:table-cell table:style-name="ce67" office:value-type="date" office:date-value="2018-07-08" calcext:value-type="date">
            <text:p>dimanche 8 </text:p>
          </table:table-cell>
          <table:table-cell table:style-name="ce66" office:value-type="date" office:date-value="2018-08-08" calcext:value-type="date">
            <text:p>mercredi 8 </text:p>
          </table:table-cell>
          <table:table-cell table:style-name="ce87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66" office:value-type="date" office:date-value="2018-10-08" calcext:value-type="date">
            <text:p>lundi 8 </text:p>
          </table:table-cell>
          <table:table-cell table:style-name="ce66" office:value-type="date" office:date-value="2018-11-08" calcext:value-type="date">
            <text:p>jeudi 8 </text:p>
          </table:table-cell>
          <table:table-cell table:style-name="ce87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9" calcext:value-type="date">
            <text:p>lundi 9 </text:p>
          </table:table-cell>
          <table:table-cell table:style-name="ce68" office:value-type="date" office:date-value="2017-11-09" calcext:value-type="date">
            <text:p>jeudi 9 </text:p>
          </table:table-cell>
          <table:table-cell table:style-name="ce67" office:value-type="date" office:date-value="2017-12-09" calcext:value-type="date">
            <text:p>samedi 9 </text:p>
          </table:table-cell>
          <table:table-cell table:style-name="ce66" office:value-type="date" office:date-value="2018-01-09" calcext:value-type="date">
            <text:p>mardi 9 </text:p>
          </table:table-cell>
          <table:table-cell table:style-name="ce68" office:value-type="date" office:date-value="2018-02-09" calcext:value-type="date">
            <text:p>vendredi 9 </text:p>
          </table:table-cell>
          <table:table-cell table:style-name="ce66" office:value-type="date" office:date-value="2018-03-09" calcext:value-type="date">
            <text:p>vendredi 9 </text:p>
          </table:table-cell>
          <table:table-cell table:style-name="ce66" office:value-type="date" office:date-value="2018-04-09" calcext:value-type="date">
            <text:p>lundi 9 </text:p>
          </table:table-cell>
          <table:table-cell table:style-name="ce66" office:value-type="date" office:date-value="2018-05-09" calcext:value-type="date">
            <text:p>mercredi 9 </text:p>
          </table:table-cell>
          <table:table-cell table:style-name="ce68" office:value-type="date" office:date-value="2018-06-09" calcext:value-type="date">
            <text:p>samedi 9 </text:p>
          </table:table-cell>
          <table:table-cell table:style-name="ce66" office:value-type="date" office:date-value="2018-07-09" calcext:value-type="date">
            <text:p>lundi 9 </text:p>
          </table:table-cell>
          <table:table-cell table:style-name="ce66" office:value-type="date" office:date-value="2018-08-09" calcext:value-type="date">
            <office:annotation draw:style-name="gr3" draw:text-style-name="P2" svg:width="1.1413in" svg:height="0.9957in" svg:x="14.5382in" svg:y="1.8051in" draw:caption-point-x="-0.2402in" draw:caption-point-y="0.5945in">
              <dc:date>2022-01-16T00:00:00</dc:date>
              <text:p text:style-name="P1"><text:span text:style-name="T1">Email Sylvestre pour proposer diner le 27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87" office:value-type="date" office:date-value="2018-09-09" calcext:value-type="date">
            <text:p>dimanche 9 </text:p>
          </table:table-cell>
          <table:table-cell table:style-name="ce66" office:value-type="date" office:date-value="2018-10-09" calcext:value-type="date">
            <text:p>mardi 9 </text:p>
          </table:table-cell>
          <table:table-cell table:style-name="ce66" office:value-type="date" office:date-value="2018-11-09" calcext:value-type="date">
            <text:p>vendredi 9 </text:p>
          </table:table-cell>
          <table:table-cell table:style-name="ce87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0" calcext:value-type="date">
            <text:p>mardi 10 </text:p>
          </table:table-cell>
          <table:table-cell table:style-name="ce66" office:value-type="date" office:date-value="2017-11-10" calcext:value-type="date">
            <text:p>vendredi 10 </text:p>
          </table:table-cell>
          <table:table-cell table:style-name="ce67" office:value-type="date" office:date-value="2017-12-10" calcext:value-type="date">
            <text:p>dimanche 10 </text:p>
          </table:table-cell>
          <table:table-cell table:style-name="ce66" office:value-type="date" office:date-value="2018-01-10" calcext:value-type="date">
            <text:p>mercredi 10 </text:p>
          </table:table-cell>
          <table:table-cell table:style-name="ce67" office:value-type="date" office:date-value="2018-02-10" calcext:value-type="date">
            <text:p>samedi 10 </text:p>
          </table:table-cell>
          <table:table-cell table:style-name="ce79" office:value-type="date" office:date-value="2018-03-10" calcext:value-type="date">
            <text:p>samedi 10 </text:p>
          </table:table-cell>
          <table:table-cell table:style-name="ce66" office:value-type="date" office:date-value="2018-04-10" calcext:value-type="date">
            <text:p>mardi 10 </text:p>
          </table:table-cell>
          <table:table-cell table:style-name="ce78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68" office:value-type="date" office:date-value="2018-06-10" calcext:value-type="date">
            <text:p>dimanche 10 </text:p>
          </table:table-cell>
          <table:table-cell table:style-name="ce66" office:value-type="date" office:date-value="2018-07-10" calcext:value-type="date">
            <text:p>mardi 10 </text:p>
          </table:table-cell>
          <table:table-cell table:style-name="ce66" office:value-type="date" office:date-value="2018-08-10" calcext:value-type="date">
            <text:p>vendredi 10 </text:p>
          </table:table-cell>
          <table:table-cell table:style-name="ce66" office:value-type="date" office:date-value="2018-09-10" calcext:value-type="date">
            <text:p>lundi 10 </text:p>
          </table:table-cell>
          <table:table-cell table:style-name="ce66" office:value-type="date" office:date-value="2018-10-10" calcext:value-type="date">
            <text:p>mercredi 10 </text:p>
          </table:table-cell>
          <table:table-cell table:style-name="ce87" office:value-type="date" office:date-value="2018-11-10" calcext:value-type="date">
            <text:p>samedi 10 </text:p>
          </table:table-cell>
          <table:table-cell table:style-name="ce66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1" calcext:value-type="date">
            <text:p>mercredi 11 </text:p>
          </table:table-cell>
          <table:table-cell table:style-name="ce67" office:value-type="date" office:date-value="2017-11-11" calcext:value-type="date">
            <text:p>samedi 11 </text:p>
          </table:table-cell>
          <table:table-cell table:style-name="ce68" office:value-type="date" office:date-value="2017-12-11" calcext:value-type="date">
            <text:p>lundi 11 </text:p>
          </table:table-cell>
          <table:table-cell table:style-name="ce66" office:value-type="date" office:date-value="2018-01-11" calcext:value-type="date">
            <text:p>jeudi 11 </text:p>
          </table:table-cell>
          <table:table-cell table:style-name="ce67" office:value-type="date" office:date-value="2018-02-11" calcext:value-type="date">
            <text:p>dimanche 11 </text:p>
          </table:table-cell>
          <table:table-cell table:style-name="ce79" office:value-type="date" office:date-value="2018-03-11" calcext:value-type="date">
            <text:p>dimanche 11 </text:p>
          </table:table-cell>
          <table:table-cell table:style-name="ce66" office:value-type="date" office:date-value="2018-04-11" calcext:value-type="date">
            <text:p>mercredi 11 </text:p>
          </table:table-cell>
          <table:table-cell table:style-name="ce66" office:value-type="date" office:date-value="2018-05-11" calcext:value-type="date">
            <text:p>vendredi 11 </text:p>
          </table:table-cell>
          <table:table-cell table:style-name="ce68" office:value-type="date" office:date-value="2018-06-11" calcext:value-type="date">
            <text:p>lundi 11 </text:p>
          </table:table-cell>
          <table:table-cell table:style-name="ce66" office:value-type="date" office:date-value="2018-07-11" calcext:value-type="date">
            <text:p>mercredi 11 </text:p>
          </table:table-cell>
          <table:table-cell table:style-name="ce87" office:value-type="date" office:date-value="2018-08-11" calcext:value-type="date">
            <text:p>samedi 11 </text:p>
          </table:table-cell>
          <table:table-cell table:style-name="ce66" office:value-type="date" office:date-value="2018-09-11" calcext:value-type="date">
            <text:p>mardi 11 </text:p>
          </table:table-cell>
          <table:table-cell table:style-name="ce66" office:value-type="date" office:date-value="2018-10-11" calcext:value-type="date">
            <text:p>jeudi 11 </text:p>
          </table:table-cell>
          <table:table-cell table:style-name="ce87" office:value-type="date" office:date-value="2018-11-11" calcext:value-type="date">
            <text:p>dimanche 11 </text:p>
          </table:table-cell>
          <table:table-cell table:style-name="ce66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2" calcext:value-type="date">
            <text:p>jeudi 12 </text:p>
          </table:table-cell>
          <table:table-cell table:style-name="ce67" office:value-type="date" office:date-value="2017-11-12" calcext:value-type="date">
            <text:p>dimanche 12 </text:p>
          </table:table-cell>
          <table:table-cell table:style-name="ce66" office:value-type="date" office:date-value="2017-12-12" calcext:value-type="date">
            <text:p>mardi 12 </text:p>
          </table:table-cell>
          <table:table-cell table:style-name="ce66" office:value-type="date" office:date-value="2018-01-12" calcext:value-type="date">
            <text:p>vendredi 12 </text:p>
          </table:table-cell>
          <table:table-cell table:style-name="ce66" office:value-type="date" office:date-value="2018-02-12" calcext:value-type="date">
            <text:p>lundi 12 </text:p>
          </table:table-cell>
          <table:table-cell table:style-name="ce80" office:value-type="date" office:date-value="2018-03-12" calcext:value-type="date">
            <text:p>lundi 12 </text:p>
          </table:table-cell>
          <table:table-cell table:style-name="ce66" office:value-type="date" office:date-value="2018-04-12" calcext:value-type="date">
            <text:p>jeudi 12 </text:p>
          </table:table-cell>
          <table:table-cell table:style-name="ce67" office:value-type="date" office:date-value="2018-05-12" calcext:value-type="date">
            <text:p>samedi 12 </text:p>
          </table:table-cell>
          <table:table-cell table:style-name="ce85" office:value-type="date" office:date-value="2018-06-12" calcext:value-type="date">
            <text:p>mardi 12 </text:p>
          </table:table-cell>
          <table:table-cell table:style-name="ce68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87" office:value-type="date" office:date-value="2018-08-12" calcext:value-type="date">
            <text:p>dimanche 12 </text:p>
          </table:table-cell>
          <table:table-cell table:style-name="ce66" office:value-type="date" office:date-value="2018-09-12" calcext:value-type="date">
            <text:p>mercredi 12 </text:p>
          </table:table-cell>
          <table:table-cell table:style-name="ce66" office:value-type="date" office:date-value="2018-10-12" calcext:value-type="date">
            <text:p>vendredi 12 </text:p>
          </table:table-cell>
          <table:table-cell table:style-name="ce66" office:value-type="date" office:date-value="2018-11-12" calcext:value-type="date">
            <text:p>lundi 12 </text:p>
          </table:table-cell>
          <table:table-cell table:style-name="ce66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3" calcext:value-type="date">
            <text:p>vendredi 13 </text:p>
          </table:table-cell>
          <table:table-cell table:style-name="ce66" office:value-type="date" office:date-value="2017-11-13" calcext:value-type="date">
            <text:p>lundi 13 </text:p>
          </table:table-cell>
          <table:table-cell table:style-name="ce68" office:value-type="date" office:date-value="2017-12-13" calcext:value-type="date">
            <text:p>mercredi 13 </text:p>
          </table:table-cell>
          <table:table-cell table:style-name="ce67" office:value-type="date" office:date-value="2018-01-13" calcext:value-type="date">
            <text:p>samedi 13 </text:p>
          </table:table-cell>
          <table:table-cell table:style-name="ce66" office:value-type="date" office:date-value="2018-02-13" calcext:value-type="date">
            <text:p>mardi 13 </text:p>
          </table:table-cell>
          <table:table-cell table:style-name="ce68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66" office:value-type="date" office:date-value="2018-04-13" calcext:value-type="date">
            <text:p>vendredi 13 </text:p>
          </table:table-cell>
          <table:table-cell table:style-name="ce67" office:value-type="date" office:date-value="2018-05-13" calcext:value-type="date">
            <text:p>dimanche 13 </text:p>
          </table:table-cell>
          <table:table-cell table:style-name="ce66" office:value-type="date" office:date-value="2018-06-13" calcext:value-type="date">
            <text:p>mercredi 13 </text:p>
          </table:table-cell>
          <table:table-cell table:style-name="ce66" office:value-type="date" office:date-value="2018-07-13" calcext:value-type="date">
            <text:p>vendredi 13 </text:p>
          </table:table-cell>
          <table:table-cell table:style-name="ce66" office:value-type="date" office:date-value="2018-08-13" calcext:value-type="date">
            <text:p>lundi 13 </text:p>
          </table:table-cell>
          <table:table-cell table:style-name="ce66" office:value-type="date" office:date-value="2018-09-13" calcext:value-type="date">
            <text:p>jeudi 13 </text:p>
          </table:table-cell>
          <table:table-cell table:style-name="ce87" office:value-type="date" office:date-value="2018-10-13" calcext:value-type="date">
            <text:p>samedi 13 </text:p>
          </table:table-cell>
          <table:table-cell table:style-name="ce66" office:value-type="date" office:date-value="2018-11-13" calcext:value-type="date">
            <text:p>mardi 13 </text:p>
          </table:table-cell>
          <table:table-cell table:style-name="ce66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4" calcext:value-type="date">
            <text:p>samedi 14 </text:p>
          </table:table-cell>
          <table:table-cell table:style-name="ce66" office:value-type="date" office:date-value="2017-11-14" calcext:value-type="date">
            <text:p>mardi 14 </text:p>
          </table:table-cell>
          <table:table-cell table:style-name="ce66" office:value-type="date" office:date-value="2017-12-14" calcext:value-type="date">
            <text:p>jeudi 14 </text:p>
          </table:table-cell>
          <table:table-cell table:style-name="ce67" office:value-type="date" office:date-value="2018-01-14" calcext:value-type="date">
            <text:p>dimanche 14 </text:p>
          </table:table-cell>
          <table:table-cell table:style-name="ce68" office:value-type="date" office:date-value="2018-02-14" calcext:value-type="date">
            <text:p>mercredi 14 </text:p>
          </table:table-cell>
          <table:table-cell table:style-name="ce80" office:value-type="date" office:date-value="2018-03-14" calcext:value-type="date">
            <text:p>mercredi 14 </text:p>
          </table:table-cell>
          <table:table-cell table:style-name="ce67" office:value-type="date" office:date-value="2018-04-14" calcext:value-type="date">
            <text:p>samedi 14 </text:p>
          </table:table-cell>
          <table:table-cell table:style-name="ce66" office:value-type="date" office:date-value="2018-05-14" calcext:value-type="date">
            <text:p>lundi 14 </text:p>
          </table:table-cell>
          <table:table-cell table:style-name="ce66" office:value-type="date" office:date-value="2018-06-14" calcext:value-type="date">
            <text:p>jeudi 14 </text:p>
          </table:table-cell>
          <table:table-cell table:style-name="ce67" office:value-type="date" office:date-value="2018-07-14" calcext:value-type="date">
            <text:p>samedi 14 </text:p>
          </table:table-cell>
          <table:table-cell table:style-name="ce66" office:value-type="date" office:date-value="2018-08-14" calcext:value-type="date">
            <text:p>mardi 14 </text:p>
          </table:table-cell>
          <table:table-cell table:style-name="ce66" office:value-type="date" office:date-value="2018-09-14" calcext:value-type="date">
            <text:p>vendredi 14 </text:p>
          </table:table-cell>
          <table:table-cell table:style-name="ce87" office:value-type="date" office:date-value="2018-10-14" calcext:value-type="date">
            <text:p>dimanche 14 </text:p>
          </table:table-cell>
          <table:table-cell table:style-name="ce66" office:value-type="date" office:date-value="2018-11-14" calcext:value-type="date">
            <text:p>mercredi 14 </text:p>
          </table:table-cell>
          <table:table-cell table:style-name="ce66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5" calcext:value-type="date">
            <text:p>dimanche 15 </text:p>
          </table:table-cell>
          <table:table-cell table:style-name="ce68" office:value-type="date" office:date-value="2017-11-15" calcext:value-type="date">
            <text:p>mercredi 15 </text:p>
          </table:table-cell>
          <table:table-cell table:style-name="ce66" office:value-type="date" office:date-value="2017-12-15" calcext:value-type="date">
            <text:p>vendredi 15 </text:p>
          </table:table-cell>
          <table:table-cell table:style-name="ce66" office:value-type="date" office:date-value="2018-01-15" calcext:value-type="date">
            <text:p>lundi 15 </text:p>
          </table:table-cell>
          <table:table-cell table:style-name="ce66" office:value-type="date" office:date-value="2018-02-15" calcext:value-type="date">
            <text:p>jeudi 15 </text:p>
          </table:table-cell>
          <table:table-cell table:style-name="ce80" office:value-type="date" office:date-value="2018-03-15" calcext:value-type="date">
            <text:p>jeudi 15 </text:p>
          </table:table-cell>
          <table:table-cell table:style-name="ce67" office:value-type="date" office:date-value="2018-04-15" calcext:value-type="date">
            <text:p>dimanche 15 </text:p>
          </table:table-cell>
          <table:table-cell table:style-name="ce66" office:value-type="date" office:date-value="2018-05-15" calcext:value-type="date">
            <text:p>mardi 15 </text:p>
          </table:table-cell>
          <table:table-cell table:style-name="ce66" office:value-type="date" office:date-value="2018-06-15" calcext:value-type="date">
            <text:p>vendredi 15 </text:p>
          </table:table-cell>
          <table:table-cell table:style-name="ce67" office:value-type="date" office:date-value="2018-07-15" calcext:value-type="date">
            <text:p>dimanche 15 </text:p>
          </table:table-cell>
          <table:table-cell table:style-name="ce6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87" office:value-type="date" office:date-value="2018-09-15" calcext:value-type="date">
            <text:p>samedi 15 </text:p>
          </table:table-cell>
          <table:table-cell table:style-name="ce66" office:value-type="date" office:date-value="2018-10-15" calcext:value-type="date">
            <text:p>lundi 15 </text:p>
          </table:table-cell>
          <table:table-cell table:style-name="ce66" office:value-type="date" office:date-value="2018-11-15" calcext:value-type="date">
            <text:p>jeudi 15 </text:p>
          </table:table-cell>
          <table:table-cell table:style-name="ce87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6" calcext:value-type="date">
            <text:p>lundi 16 </text:p>
          </table:table-cell>
          <table:table-cell table:style-name="ce66" office:value-type="date" office:date-value="2017-11-16" calcext:value-type="date">
            <text:p>jeudi 16 </text:p>
          </table:table-cell>
          <table:table-cell table:style-name="ce67" office:value-type="date" office:date-value="2017-12-16" calcext:value-type="date">
            <text:p>samedi 16 </text:p>
          </table:table-cell>
          <table:table-cell table:style-name="ce66" office:value-type="date" office:date-value="2018-01-16" calcext:value-type="date">
            <text:p>mardi 16 </text:p>
          </table:table-cell>
          <table:table-cell table:style-name="ce68" office:value-type="date" office:date-value="2018-02-16" calcext:value-type="date">
            <text:p>vendredi 16 </text:p>
          </table:table-cell>
          <table:table-cell table:style-name="ce80" office:value-type="date" office:date-value="2018-03-16" calcext:value-type="date">
            <text:p>vendredi 16 </text:p>
          </table:table-cell>
          <table:table-cell table:style-name="ce66" office:value-type="date" office:date-value="2018-04-16" calcext:value-type="date">
            <text:p>lundi 16 </text:p>
          </table:table-cell>
          <table:table-cell table:style-name="ce66" office:value-type="date" office:date-value="2018-05-16" calcext:value-type="date">
            <text:p>mercredi 16 </text:p>
          </table:table-cell>
          <table:table-cell table:style-name="ce68" office:value-type="date" office:date-value="2018-06-16" calcext:value-type="date">
            <text:p>samedi 16 </text:p>
          </table:table-cell>
          <table:table-cell table:style-name="ce68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66" office:value-type="date" office:date-value="2018-08-16" calcext:value-type="date">
            <text:p>jeudi 16 </text:p>
          </table:table-cell>
          <table:table-cell table:style-name="ce87" office:value-type="date" office:date-value="2018-09-16" calcext:value-type="date">
            <text:p>dimanche 16 </text:p>
          </table:table-cell>
          <table:table-cell table:style-name="ce66" office:value-type="date" office:date-value="2018-10-16" calcext:value-type="date">
            <text:p>mardi 16 </text:p>
          </table:table-cell>
          <table:table-cell table:style-name="ce66" office:value-type="date" office:date-value="2018-11-16" calcext:value-type="date">
            <text:p>vendredi 16 </text:p>
          </table:table-cell>
          <table:table-cell table:style-name="ce87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7" calcext:value-type="date">
            <text:p>mardi 17 </text:p>
          </table:table-cell>
          <table:table-cell table:style-name="ce66" office:value-type="date" office:date-value="2017-11-17" calcext:value-type="date">
            <text:p>vendredi 17 </text:p>
          </table:table-cell>
          <table:table-cell table:style-name="ce67" office:value-type="date" office:date-value="2017-12-17" calcext:value-type="date">
            <text:p>dimanche 17 </text:p>
          </table:table-cell>
          <table:table-cell table:style-name="ce66" office:value-type="date" office:date-value="2018-01-17" calcext:value-type="date">
            <text:p>mercredi 17 </text:p>
          </table:table-cell>
          <table:table-cell table:style-name="ce67" office:value-type="date" office:date-value="2018-02-17" calcext:value-type="date">
            <text:p>samedi 17 </text:p>
          </table:table-cell>
          <table:table-cell table:style-name="ce79" office:value-type="date" office:date-value="2018-03-17" calcext:value-type="date">
            <text:p>samedi 17 </text:p>
          </table:table-cell>
          <table:table-cell table:style-name="ce66" office:value-type="date" office:date-value="2018-04-17" calcext:value-type="date">
            <text:p>mardi 17 </text:p>
          </table:table-cell>
          <table:table-cell table:style-name="ce66" office:value-type="date" office:date-value="2018-05-17" calcext:value-type="date">
            <text:p>jeudi 17 </text:p>
          </table:table-cell>
          <table:table-cell table:style-name="ce67" office:value-type="date" office:date-value="2018-06-17" calcext:value-type="date">
            <text:p>dimanche 17 </text:p>
          </table:table-cell>
          <table:table-cell table:style-name="ce66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Retour en France</text:p>
            </office:annotation>
            <text:p>mardi 17 </text:p>
          </table:table-cell>
          <table:table-cell table:style-name="ce66" office:value-type="date" office:date-value="2018-08-17" calcext:value-type="date">
            <text:p>vendredi 17 </text:p>
          </table:table-cell>
          <table:table-cell table:style-name="ce66" office:value-type="date" office:date-value="2018-09-17" calcext:value-type="date">
            <text:p>lundi 17 </text:p>
          </table:table-cell>
          <table:table-cell table:style-name="ce66" office:value-type="date" office:date-value="2018-10-17" calcext:value-type="date">
            <text:p>mercredi 17 </text:p>
          </table:table-cell>
          <table:table-cell table:style-name="ce87" office:value-type="date" office:date-value="2018-11-17" calcext:value-type="date">
            <text:p>samedi 17 </text:p>
          </table:table-cell>
          <table:table-cell table:style-name="ce66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8" calcext:value-type="date">
            <text:p>mercredi 18 </text:p>
          </table:table-cell>
          <table:table-cell table:style-name="ce67" office:value-type="date" office:date-value="2017-11-18" calcext:value-type="date">
            <text:p>samedi 18 </text:p>
          </table:table-cell>
          <table:table-cell table:style-name="ce66" office:value-type="date" office:date-value="2017-12-18" calcext:value-type="date">
            <text:p>lundi 18 </text:p>
          </table:table-cell>
          <table:table-cell table:style-name="ce68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67" office:value-type="date" office:date-value="2018-02-18" calcext:value-type="date">
            <text:p>dimanche 18 </text:p>
          </table:table-cell>
          <table:table-cell table:style-name="ce79" office:value-type="date" office:date-value="2018-03-18" calcext:value-type="date">
            <text:p>dimanche 18 </text:p>
          </table:table-cell>
          <table:table-cell table:style-name="ce66" office:value-type="date" office:date-value="2018-04-18" calcext:value-type="date">
            <text:p>mercredi 18 </text:p>
          </table:table-cell>
          <table:table-cell table:style-name="ce78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68" office:value-type="date" office:date-value="2018-06-18" calcext:value-type="date">
            <text:p>lundi 18 </text:p>
          </table:table-cell>
          <table:table-cell table:style-name="ce66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Conversation cachette du matin Alex/Raymond</text:p>
            </office:annotation>
            <text:p>mercredi 18 </text:p>
          </table:table-cell>
          <table:table-cell table:style-name="ce87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66" office:value-type="date" office:date-value="2018-09-18" calcext:value-type="date">
            <text:p>mardi 18 </text:p>
          </table:table-cell>
          <table:table-cell table:style-name="ce66" office:value-type="date" office:date-value="2018-10-18" calcext:value-type="date">
            <text:p>jeudi 18 </text:p>
          </table:table-cell>
          <table:table-cell table:style-name="ce87" office:value-type="date" office:date-value="2018-11-18" calcext:value-type="date">
            <text:p>dimanche 18 </text:p>
          </table:table-cell>
          <table:table-cell table:style-name="ce66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9" calcext:value-type="date">
            <text:p>jeudi 19 </text:p>
          </table:table-cell>
          <table:table-cell table:style-name="ce67" office:value-type="date" office:date-value="2017-11-19" calcext:value-type="date">
            <text:p>dimanche 19 </text:p>
          </table:table-cell>
          <table:table-cell table:style-name="ce66" office:value-type="date" office:date-value="2017-12-19" calcext:value-type="date">
            <text:p>mardi 19 </text:p>
          </table:table-cell>
          <table:table-cell table:style-name="ce66" office:value-type="date" office:date-value="2018-01-19" calcext:value-type="date">
            <text:p>vendredi 19 </text:p>
          </table:table-cell>
          <table:table-cell table:style-name="ce66" office:value-type="date" office:date-value="2018-02-19" calcext:value-type="date">
            <text:p>lundi 19 </text:p>
          </table:table-cell>
          <table:table-cell table:style-name="ce66" office:value-type="date" office:date-value="2018-03-19" calcext:value-type="date">
            <text:p>lundi 19 </text:p>
          </table:table-cell>
          <table:table-cell table:style-name="ce66" office:value-type="date" office:date-value="2018-04-19" calcext:value-type="date">
            <text:p>jeudi 19 </text:p>
          </table:table-cell>
          <table:table-cell table:style-name="ce67" office:value-type="date" office:date-value="2018-05-19" calcext:value-type="date">
            <text:p>samedi 19 </text:p>
          </table:table-cell>
          <table:table-cell table:style-name="ce68" office:value-type="date" office:date-value="2018-06-19" calcext:value-type="date">
            <text:p>mardi 19 </text:p>
          </table:table-cell>
          <table:table-cell table:style-name="ce66" office:value-type="date" office:date-value="2018-07-19" calcext:value-type="date">
            <text:p>jeudi 19 </text:p>
          </table:table-cell>
          <table:table-cell table:style-name="ce87" office:value-type="date" office:date-value="2018-08-19" calcext:value-type="date">
            <text:p>dimanche 19 </text:p>
          </table:table-cell>
          <table:table-cell table:style-name="ce66" office:value-type="date" office:date-value="2018-09-19" calcext:value-type="date">
            <text:p>mercredi 19 </text:p>
          </table:table-cell>
          <table:table-cell table:style-name="ce66" office:value-type="date" office:date-value="2018-10-19" calcext:value-type="date">
            <text:p>vendredi 19 </text:p>
          </table:table-cell>
          <table:table-cell table:style-name="ce66" office:value-type="date" office:date-value="2018-11-19" calcext:value-type="date">
            <text:p>lundi 19 </text:p>
          </table:table-cell>
          <table:table-cell table:style-name="ce66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0" calcext:value-type="date">
            <text:p>vendredi 20 </text:p>
          </table:table-cell>
          <table:table-cell table:style-name="ce66" office:value-type="date" office:date-value="2017-11-20" calcext:value-type="date">
            <text:p>lundi 20 </text:p>
          </table:table-cell>
          <table:table-cell table:style-name="ce66" office:value-type="date" office:date-value="2017-12-20" calcext:value-type="date">
            <text:p>mercredi 20 </text:p>
          </table:table-cell>
          <table:table-cell table:style-name="ce68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66" office:value-type="date" office:date-value="2018-02-20" calcext:value-type="date">
            <text:p>mardi 20 </text:p>
          </table:table-cell>
          <table:table-cell table:style-name="ce66" office:value-type="date" office:date-value="2018-03-20" calcext:value-type="date">
            <text:p>mardi 20 </text:p>
          </table:table-cell>
          <table:table-cell table:style-name="ce66" office:value-type="date" office:date-value="2018-04-20" calcext:value-type="date">
            <text:p>vendredi 20 </text:p>
          </table:table-cell>
          <table:table-cell table:style-name="ce67" office:value-type="date" office:date-value="2018-05-20" calcext:value-type="date">
            <text:p>dimanche 20 </text:p>
          </table:table-cell>
          <table:table-cell table:style-name="ce66" office:value-type="date" office:date-value="2018-06-20" calcext:value-type="date">
            <text:p>mercredi 20 </text:p>
          </table:table-cell>
          <table:table-cell table:style-name="ce66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66" office:value-type="date" office:date-value="2018-08-20" calcext:value-type="date">
            <text:p>lundi 20 </text:p>
          </table:table-cell>
          <table:table-cell table:style-name="ce66" office:value-type="date" office:date-value="2018-09-20" calcext:value-type="date">
            <text:p>jeudi 20 </text:p>
          </table:table-cell>
          <table:table-cell table:style-name="ce87" office:value-type="date" office:date-value="2018-10-20" calcext:value-type="date">
            <text:p>samedi 20 </text:p>
          </table:table-cell>
          <table:table-cell table:style-name="ce66" office:value-type="date" office:date-value="2018-11-20" calcext:value-type="date">
            <text:p>mardi 20 </text:p>
          </table:table-cell>
          <table:table-cell table:style-name="ce66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1" calcext:value-type="date">
            <text:p>samedi 21 </text:p>
          </table:table-cell>
          <table:table-cell table:style-name="ce66" office:value-type="date" office:date-value="2017-11-21" calcext:value-type="date">
            <text:p>mardi 21 </text:p>
          </table:table-cell>
          <table:table-cell table:style-name="ce68" office:value-type="date" office:date-value="2017-12-21" calcext:value-type="date">
            <text:p>jeudi 21 </text:p>
          </table:table-cell>
          <table:table-cell table:style-name="ce67" office:value-type="date" office:date-value="2018-01-21" calcext:value-type="date">
            <text:p>dimanche 21 </text:p>
          </table:table-cell>
          <table:table-cell table:style-name="ce66" office:value-type="date" office:date-value="2018-02-21" calcext:value-type="date">
            <text:p>mercredi 21 </text:p>
          </table:table-cell>
          <table:table-cell table:style-name="ce66" office:value-type="date" office:date-value="2018-03-21" calcext:value-type="date">
            <text:p>mercredi 21 </text:p>
          </table:table-cell>
          <table:table-cell table:style-name="ce67" office:value-type="date" office:date-value="2018-04-21" calcext:value-type="date">
            <text:p>samedi 21 </text:p>
          </table:table-cell>
          <table:table-cell table:style-name="ce66" office:value-type="date" office:date-value="2018-05-21" calcext:value-type="date">
            <text:p>lundi 21 </text:p>
          </table:table-cell>
          <table:table-cell table:style-name="ce68" office:value-type="date" office:date-value="2018-06-21" calcext:value-type="date">
            <text:p>jeudi 21 </text:p>
          </table:table-cell>
          <table:table-cell table:style-name="ce67" office:value-type="date" office:date-value="2018-07-21" calcext:value-type="date">
            <text:p>samedi 21 </text:p>
          </table:table-cell>
          <table:table-cell table:style-name="ce66" office:value-type="date" office:date-value="2018-08-21" calcext:value-type="date">
            <text:p>mardi 21 </text:p>
          </table:table-cell>
          <table:table-cell table:style-name="ce66" office:value-type="date" office:date-value="2018-09-21" calcext:value-type="date">
            <text:p>vendredi 21 </text:p>
          </table:table-cell>
          <table:table-cell table:style-name="ce87" office:value-type="date" office:date-value="2018-10-21" calcext:value-type="date">
            <text:p>dimanche 21 </text:p>
          </table:table-cell>
          <table:table-cell table:style-name="ce66" office:value-type="date" office:date-value="2018-11-21" calcext:value-type="date">
            <text:p>mercredi 21 </text:p>
          </table:table-cell>
          <table:table-cell table:style-name="ce66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2" calcext:value-type="date">
            <text:p>dimanche 22 </text:p>
          </table:table-cell>
          <table:table-cell table:style-name="ce66" office:value-type="date" office:date-value="2017-11-22" calcext:value-type="date">
            <text:p>mercredi 22 </text:p>
          </table:table-cell>
          <table:table-cell table:style-name="ce68" office:value-type="date" office:date-value="2017-12-22" calcext:value-type="date">
            <text:p>vendredi 22 </text:p>
          </table:table-cell>
          <table:table-cell table:style-name="ce66" office:value-type="date" office:date-value="2018-01-22" calcext:value-type="date">
            <text:p>lundi 22 </text:p>
          </table:table-cell>
          <table:table-cell table:style-name="ce66" office:value-type="date" office:date-value="2018-02-22" calcext:value-type="date">
            <text:p>jeudi 22 </text:p>
          </table:table-cell>
          <table:table-cell table:style-name="ce68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67" office:value-type="date" office:date-value="2018-04-22" calcext:value-type="date">
            <text:p>dimanche 22 </text:p>
          </table:table-cell>
          <table:table-cell table:style-name="ce66" office:value-type="date" office:date-value="2018-05-22" calcext:value-type="date">
            <text:p>mardi 22 </text:p>
          </table:table-cell>
          <table:table-cell table:style-name="ce66" office:value-type="date" office:date-value="2018-06-22" calcext:value-type="date">
            <text:p>vendredi 22 </text:p>
          </table:table-cell>
          <table:table-cell table:style-name="ce67" office:value-type="date" office:date-value="2018-07-22" calcext:value-type="date">
            <text:p>dimanche 22 </text:p>
          </table:table-cell>
          <table:table-cell table:style-name="ce66" office:value-type="date" office:date-value="2018-08-22" calcext:value-type="date">
            <text:p>mercredi 22 </text:p>
          </table:table-cell>
          <table:table-cell table:style-name="ce87" office:value-type="date" office:date-value="2018-09-22" calcext:value-type="date">
            <text:p>samedi 22 </text:p>
          </table:table-cell>
          <table:table-cell table:style-name="ce66" office:value-type="date" office:date-value="2018-10-22" calcext:value-type="date">
            <text:p>lundi 22 </text:p>
          </table:table-cell>
          <table:table-cell table:style-name="ce66" office:value-type="date" office:date-value="2018-11-22" calcext:value-type="date">
            <text:p>jeudi 22 </text:p>
          </table:table-cell>
          <table:table-cell table:style-name="ce87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3" calcext:value-type="date">
            <text:p>lundi 23 </text:p>
          </table:table-cell>
          <table:table-cell table:style-name="ce68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68" office:value-type="date" office:date-value="2017-12-23" calcext:value-type="date">
            <text:p>samedi 23 </text:p>
          </table:table-cell>
          <table:table-cell table:style-name="ce68" office:value-type="date" office:date-value="2018-01-23" calcext:value-type="date">
            <text:p>mardi 23 </text:p>
          </table:table-cell>
          <table:table-cell table:style-name="ce66" office:value-type="date" office:date-value="2018-02-23" calcext:value-type="date">
            <text:p>vendredi 23 </text:p>
          </table:table-cell>
          <table:table-cell table:style-name="ce66" office:value-type="date" office:date-value="2018-03-23" calcext:value-type="date">
            <text:p>vendredi 23 </text:p>
          </table:table-cell>
          <table:table-cell table:style-name="ce66" office:value-type="date" office:date-value="2018-04-23" calcext:value-type="date">
            <text:p>lundi 23 </text:p>
          </table:table-cell>
          <table:table-cell table:style-name="ce66" office:value-type="date" office:date-value="2018-05-23" calcext:value-type="date">
            <text:p>mercredi 23 </text:p>
          </table:table-cell>
          <table:table-cell table:style-name="ce68" office:value-type="date" office:date-value="2018-06-23" calcext:value-type="date">
            <text:p>samedi 23 </text:p>
          </table:table-cell>
          <table:table-cell table:style-name="ce66" office:value-type="date" office:date-value="2018-07-23" calcext:value-type="date">
            <text:p>lundi 23 </text:p>
          </table:table-cell>
          <table:table-cell table:style-name="ce66" office:value-type="date" office:date-value="2018-08-23" calcext:value-type="date">
            <text:p>jeudi 23 </text:p>
          </table:table-cell>
          <table:table-cell table:style-name="ce87" office:value-type="date" office:date-value="2018-09-23" calcext:value-type="date">
            <text:p>dimanche 23 </text:p>
          </table:table-cell>
          <table:table-cell table:style-name="ce66" office:value-type="date" office:date-value="2018-10-23" calcext:value-type="date">
            <text:p>mardi 23 </text:p>
          </table:table-cell>
          <table:table-cell table:style-name="ce66" office:value-type="date" office:date-value="2018-11-23" calcext:value-type="date">
            <text:p>vendredi 23 </text:p>
          </table:table-cell>
          <table:table-cell table:style-name="ce87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4" calcext:value-type="date">
            <text:p>mardi 24 </text:p>
          </table:table-cell>
          <table:table-cell table:style-name="ce66" office:value-type="date" office:date-value="2017-11-24" calcext:value-type="date">
            <text:p>vendredi 24 </text:p>
          </table:table-cell>
          <table:table-cell table:style-name="ce72" office:value-type="date" office:date-value="2017-12-24" calcext:value-type="date">
            <text:p>dimanche 24 </text:p>
          </table:table-cell>
          <table:table-cell table:style-name="ce66" office:value-type="date" office:date-value="2018-01-24" calcext:value-type="date">
            <text:p>mercredi 24 </text:p>
          </table:table-cell>
          <table:table-cell table:style-name="ce67" office:value-type="date" office:date-value="2018-02-24" calcext:value-type="date">
            <text:p>samedi 24 </text:p>
          </table:table-cell>
          <table:table-cell table:style-name="ce68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66" office:value-type="date" office:date-value="2018-04-24" calcext:value-type="date">
            <text:p>mardi 24 </text:p>
          </table:table-cell>
          <table:table-cell table:style-name="ce68" office:value-type="date" office:date-value="2018-05-24" calcext:value-type="date">
            <text:p>jeudi 24 </text:p>
          </table:table-cell>
          <table:table-cell table:style-name="ce68" office:value-type="date" office:date-value="2018-06-24" calcext:value-type="date">
            <text:p>dimanche 24 </text:p>
          </table:table-cell>
          <table:table-cell table:style-name="ce66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1-18T00:00:00</dc:date>
              <text:p text:style-name="P1">Lionel me ping. Je reste muet.</text:p>
            </office:annotation>
            <text:p>mardi 24 </text:p>
          </table:table-cell>
          <table:table-cell table:style-name="ce6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66" office:value-type="date" office:date-value="2018-09-24" calcext:value-type="date">
            <text:p>lundi 24 </text:p>
          </table:table-cell>
          <table:table-cell table:style-name="ce66" office:value-type="date" office:date-value="2018-10-24" calcext:value-type="date">
            <text:p>mercredi 24 </text:p>
          </table:table-cell>
          <table:table-cell table:style-name="ce87" office:value-type="date" office:date-value="2018-11-24" calcext:value-type="date">
            <text:p>samedi 24 </text:p>
          </table:table-cell>
          <table:table-cell table:style-name="ce66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5" calcext:value-type="date">
            <text:p>mercredi 25 </text:p>
          </table:table-cell>
          <table:table-cell table:style-name="ce67" office:value-type="date" office:date-value="2017-11-25" calcext:value-type="date">
            <text:p>samedi 25 </text:p>
          </table:table-cell>
          <table:table-cell table:style-name="ce72" office:value-type="date" office:date-value="2017-12-25" calcext:value-type="date">
            <text:p>lundi 25 </text:p>
          </table:table-cell>
          <table:table-cell table:style-name="ce68" office:value-type="date" office:date-value="2018-01-25" calcext:value-type="date">
            <text:p>jeudi 25 </text:p>
          </table:table-cell>
          <table:table-cell table:style-name="ce67" office:value-type="date" office:date-value="2018-02-25" calcext:value-type="date">
            <text:p>dimanche 25 </text:p>
          </table:table-cell>
          <table:table-cell table:style-name="ce68" office:value-type="date" office:date-value="2018-03-25" calcext:value-type="date">
            <text:p>dimanche 25 </text:p>
          </table:table-cell>
          <table:table-cell table:style-name="ce66" office:value-type="date" office:date-value="2018-04-25" calcext:value-type="date">
            <text:p>mercredi 25 </text:p>
          </table:table-cell>
          <table:table-cell table:style-name="ce68" office:value-type="date" office:date-value="2018-05-25" calcext:value-type="date">
            <text:p>vendredi 25 </text:p>
          </table:table-cell>
          <table:table-cell table:style-name="ce68" office:value-type="date" office:date-value="2018-06-25" calcext:value-type="date">
            <text:p>lundi 25 </text:p>
          </table:table-cell>
          <table:table-cell table:style-name="ce66" office:value-type="date" office:date-value="2018-07-25" calcext:value-type="date">
            <text:p>mercredi 25 </text:p>
          </table:table-cell>
          <table:table-cell table:style-name="ce87" office:value-type="date" office:date-value="2018-08-25" calcext:value-type="date">
            <text:p>samedi 25 </text:p>
          </table:table-cell>
          <table:table-cell table:style-name="ce66" office:value-type="date" office:date-value="2018-09-25" calcext:value-type="date">
            <text:p>mardi 25 </text:p>
          </table:table-cell>
          <table:table-cell table:style-name="ce66" office:value-type="date" office:date-value="2018-10-25" calcext:value-type="date">
            <text:p>jeudi 25 </text:p>
          </table:table-cell>
          <table:table-cell table:style-name="ce87" office:value-type="date" office:date-value="2018-11-25" calcext:value-type="date">
            <text:p>dimanche 25 </text:p>
          </table:table-cell>
          <table:table-cell table:style-name="ce66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6" calcext:value-type="date">
            <text:p>jeudi 26 </text:p>
          </table:table-cell>
          <table:table-cell table:style-name="ce67" office:value-type="date" office:date-value="2017-11-26" calcext:value-type="date">
            <text:p>dimanche 26 </text:p>
          </table:table-cell>
          <table:table-cell table:style-name="ce68" office:value-type="date" office:date-value="2017-12-26" calcext:value-type="date">
            <text:p>mardi 26 </text:p>
          </table:table-cell>
          <table:table-cell table:style-name="ce66" office:value-type="date" office:date-value="2018-01-26" calcext:value-type="date">
            <text:p>vendredi 26 </text:p>
          </table:table-cell>
          <table:table-cell table:style-name="ce66" office:value-type="date" office:date-value="2018-02-26" calcext:value-type="date">
            <text:p>lundi 26 </text:p>
          </table:table-cell>
          <table:table-cell table:style-name="ce66" office:value-type="date" office:date-value="2018-03-26" calcext:value-type="date">
            <text:p>lundi 26 </text:p>
          </table:table-cell>
          <table:table-cell table:style-name="ce66" office:value-type="date" office:date-value="2018-04-26" calcext:value-type="date">
            <text:p>jeudi 26 </text:p>
          </table:table-cell>
          <table:table-cell table:style-name="ce67" office:value-type="date" office:date-value="2018-05-26" calcext:value-type="date">
            <text:p>samedi 26 </text:p>
          </table:table-cell>
          <table:table-cell table:style-name="ce68" office:value-type="date" office:date-value="2018-06-26" calcext:value-type="date">
            <text:p>mardi 26 </text:p>
          </table:table-cell>
          <table:table-cell table:style-name="ce66" office:value-type="date" office:date-value="2018-07-26" calcext:value-type="date">
            <text:p>jeudi 26 </text:p>
          </table:table-cell>
          <table:table-cell table:style-name="ce87" office:value-type="date" office:date-value="2018-08-26" calcext:value-type="date">
            <text:p>dimanche 26 </text:p>
          </table:table-cell>
          <table:table-cell table:style-name="ce66" office:value-type="date" office:date-value="2018-09-26" calcext:value-type="date">
            <text:p>mercredi 26 </text:p>
          </table:table-cell>
          <table:table-cell table:style-name="ce66" office:value-type="date" office:date-value="2018-10-26" calcext:value-type="date">
            <text:p>vendredi 26 </text:p>
          </table:table-cell>
          <table:table-cell table:style-name="ce66" office:value-type="date" office:date-value="2018-11-26" calcext:value-type="date">
            <text:p>lundi 26 </text:p>
          </table:table-cell>
          <table:table-cell table:style-name="ce66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7" calcext:value-type="date">
            <text:p>vendredi 27 </text:p>
          </table:table-cell>
          <table:table-cell table:style-name="ce66" office:value-type="date" office:date-value="2017-11-27" calcext:value-type="date">
            <text:p>lundi 27 </text:p>
          </table:table-cell>
          <table:table-cell table:style-name="ce68" office:value-type="date" office:date-value="2017-12-27" calcext:value-type="date">
            <text:p>mercredi 27 </text:p>
          </table:table-cell>
          <table:table-cell table:style-name="ce67" office:value-type="date" office:date-value="2018-01-27" calcext:value-type="date">
            <text:p>samedi 27 </text:p>
          </table:table-cell>
          <table:table-cell table:style-name="ce66" office:value-type="date" office:date-value="2018-02-27" calcext:value-type="date">
            <text:p>mardi 27 </text:p>
          </table:table-cell>
          <table:table-cell table:style-name="ce66" office:value-type="date" office:date-value="2018-03-27" calcext:value-type="date">
            <text:p>mardi 27 </text:p>
          </table:table-cell>
          <table:table-cell table:style-name="ce66" office:value-type="date" office:date-value="2018-04-27" calcext:value-type="date">
            <text:p>vendredi 27 </text:p>
          </table:table-cell>
          <table:table-cell table:style-name="ce67" office:value-type="date" office:date-value="2018-05-27" calcext:value-type="date">
            <text:p>dimanche 27 </text:p>
          </table:table-cell>
          <table:table-cell table:style-name="ce66" office:value-type="date" office:date-value="2018-06-27" calcext:value-type="date">
            <text:p>mercredi 27 </text:p>
          </table:table-cell>
          <table:table-cell table:style-name="ce66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1-18T00:00:00</dc:date>
              <text:p text:style-name="P1">Contact indirect avec Vivian via Instagram</text:p>
            </office:annotation>
            <text:p>vendredi 27 </text:p>
          </table:table-cell>
          <table:table-cell table:style-name="ce84" office:value-type="date" office:date-value="2018-08-27" calcext:value-type="date">
            <office:annotation draw:style-name="gr1" draw:text-style-name="P2" svg:width="1.1413in" svg:height="0.7083in" svg:x="14.5382in" svg:y="6.1177in" draw:caption-point-x="-0.2402in" draw:caption-point-y="0.5945in">
              <dc:date>2022-01-16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66" office:value-type="date" office:date-value="2018-09-27" calcext:value-type="date">
            <text:p>jeudi 27 </text:p>
          </table:table-cell>
          <table:table-cell table:style-name="ce87" office:value-type="date" office:date-value="2018-10-27" calcext:value-type="date">
            <text:p>samedi 27 </text:p>
          </table:table-cell>
          <table:table-cell table:style-name="ce66" office:value-type="date" office:date-value="2018-11-27" calcext:value-type="date">
            <text:p>mardi 27 </text:p>
          </table:table-cell>
          <table:table-cell table:style-name="ce66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8" calcext:value-type="date">
            <text:p>samedi 28 </text:p>
          </table:table-cell>
          <table:table-cell table:style-name="ce66" office:value-type="date" office:date-value="2017-11-28" calcext:value-type="date">
            <text:p>mardi 28 </text:p>
          </table:table-cell>
          <table:table-cell table:style-name="ce68" office:value-type="date" office:date-value="2017-12-28" calcext:value-type="date">
            <text:p>jeudi 28 </text:p>
          </table:table-cell>
          <table:table-cell table:style-name="ce67" office:value-type="date" office:date-value="2018-01-28" calcext:value-type="date">
            <text:p>dimanche 28 </text:p>
          </table:table-cell>
          <table:table-cell table:style-name="ce66" office:value-type="date" office:date-value="2018-02-28" calcext:value-type="date">
            <text:p>mercredi 28 </text:p>
          </table:table-cell>
          <table:table-cell table:style-name="ce66" office:value-type="date" office:date-value="2018-03-28" calcext:value-type="date">
            <text:p>mercredi 28 </text:p>
          </table:table-cell>
          <table:table-cell table:style-name="ce67" office:value-type="date" office:date-value="2018-04-28" calcext:value-type="date">
            <text:p>samedi 28 </text:p>
          </table:table-cell>
          <table:table-cell table:style-name="ce85" office:value-type="date" office:date-value="2018-05-28" calcext:value-type="date">
            <text:p>lundi 28 </text:p>
          </table:table-cell>
          <table:table-cell table:style-name="ce66" office:value-type="date" office:date-value="2018-06-28" calcext:value-type="date">
            <text:p>jeudi 28 </text:p>
          </table:table-cell>
          <table:table-cell table:style-name="ce67" office:value-type="date" office:date-value="2018-07-28" calcext:value-type="date">
            <office:annotation draw:style-name="gr1" draw:text-style-name="P2" svg:width="1.1413in" svg:height="0.8429in" svg:x="13.2673in" svg:y="6.3571in" draw:caption-point-x="-0.2402in" draw:caption-point-y="0.5945in">
              <dc:date>2022-01-18T00:00:00</dc:date>
              <text:p text:style-name="P1">Lionel call</text:p>
              <text:p text:style-name="P1">“… tu risques d’être un harceleur international ...”</text:p>
            </office:annotation>
            <text:p>samedi 28 </text:p>
          </table:table-cell>
          <table:table-cell table:style-name="ce66" office:value-type="date" office:date-value="2018-08-28" calcext:value-type="date">
            <text:p>mardi 28 </text:p>
          </table:table-cell>
          <table:table-cell table:style-name="ce66" office:value-type="date" office:date-value="2018-09-28" calcext:value-type="date">
            <text:p>vendredi 28 </text:p>
          </table:table-cell>
          <table:table-cell table:style-name="ce87" office:value-type="date" office:date-value="2018-10-28" calcext:value-type="date">
            <text:p>dimanche 28 </text:p>
          </table:table-cell>
          <table:table-cell table:style-name="ce66" office:value-type="date" office:date-value="2018-11-28" calcext:value-type="date">
            <text:p>mercredi 28 </text:p>
          </table:table-cell>
          <table:table-cell table:style-name="ce66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9" calcext:value-type="date">
            <text:p>dimanche 29 </text:p>
          </table:table-cell>
          <table:table-cell table:style-name="ce68" office:value-type="date" office:date-value="2017-11-29" calcext:value-type="date">
            <text:p>mercredi 29 </text:p>
          </table:table-cell>
          <table:table-cell table:style-name="ce68" office:value-type="date" office:date-value="2017-12-29" calcext:value-type="date">
            <text:p>vendredi 29 </text:p>
          </table:table-cell>
          <table:table-cell table:style-name="ce66" office:value-type="date" office:date-value="2018-01-29" calcext:value-type="date">
            <text:p>lundi 29 </text:p>
          </table:table-cell>
          <table:table-cell table:style-name="ce76"/>
          <table:table-cell table:style-name="ce66" office:value-type="date" office:date-value="2018-03-29" calcext:value-type="date">
            <text:p>jeudi 29 </text:p>
          </table:table-cell>
          <table:table-cell table:style-name="ce67" office:value-type="date" office:date-value="2018-04-29" calcext:value-type="date">
            <text:p>dimanche 29 </text:p>
          </table:table-cell>
          <table:table-cell table:style-name="ce66" office:value-type="date" office:date-value="2018-05-29" calcext:value-type="date">
            <text:p>mardi 29 </text:p>
          </table:table-cell>
          <table:table-cell table:style-name="ce78" office:value-type="date" office:date-value="2018-06-29" calcext:value-type="date">
            <text:p>vendredi 29 </text:p>
          </table:table-cell>
          <table:table-cell table:style-name="ce67" office:value-type="date" office:date-value="2018-07-29" calcext:value-type="date">
            <office:annotation draw:style-name="gr1" draw:text-style-name="P2" svg:width="1.1413in" svg:height="0.8429in" svg:x="13.2673in" svg:y="6.5969in" draw:caption-point-x="-0.2402in" draw:caption-point-y="0.5945in">
              <dc:date>2022-01-18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66" office:value-type="date" office:date-value="2018-08-29" calcext:value-type="date">
            <text:p>mercredi 29 </text:p>
          </table:table-cell>
          <table:table-cell table:style-name="ce87" office:value-type="date" office:date-value="2018-09-29" calcext:value-type="date">
            <text:p>samedi 29 </text:p>
          </table:table-cell>
          <table:table-cell table:style-name="ce66" office:value-type="date" office:date-value="2018-10-29" calcext:value-type="date">
            <text:p>lundi 29 </text:p>
          </table:table-cell>
          <table:table-cell table:style-name="ce66" office:value-type="date" office:date-value="2018-11-29" calcext:value-type="date">
            <text:p>jeudi 29 </text:p>
          </table:table-cell>
          <table:table-cell table:style-name="ce87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30" calcext:value-type="date">
            <text:p>lundi 30 </text:p>
          </table:table-cell>
          <table:table-cell table:style-name="ce66" office:value-type="date" office:date-value="2017-11-30" calcext:value-type="date">
            <text:p>jeudi 30 </text:p>
          </table:table-cell>
          <table:table-cell table:style-name="ce68" office:value-type="date" office:date-value="2017-12-30" calcext:value-type="date">
            <text:p>samedi 30 </text:p>
          </table:table-cell>
          <table:table-cell table:style-name="ce66" office:value-type="date" office:date-value="2018-01-30" calcext:value-type="date">
            <text:p>mardi 30 </text:p>
          </table:table-cell>
          <table:table-cell table:style-name="ce76"/>
          <table:table-cell table:style-name="ce66" office:value-type="date" office:date-value="2018-03-30" calcext:value-type="date">
            <text:p>vendredi 30 </text:p>
          </table:table-cell>
          <table:table-cell table:style-name="ce66" office:value-type="date" office:date-value="2018-04-30" calcext:value-type="date">
            <text:p>lundi 30 </text:p>
          </table:table-cell>
          <table:table-cell table:style-name="ce66" office:value-type="date" office:date-value="2018-05-30" calcext:value-type="date">
            <text:p>mercredi 30 </text:p>
          </table:table-cell>
          <table:table-cell table:style-name="ce78" office:value-type="date" office:date-value="2018-06-30" calcext:value-type="date">
            <text:p>samedi 30 </text:p>
          </table:table-cell>
          <table:table-cell table:style-name="ce66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Call Sylvestre</text:p>
            </office:annotation>
            <text:p>lundi 30 </text:p>
          </table:table-cell>
          <table:table-cell table:style-name="ce66" office:value-type="date" office:date-value="2018-08-30" calcext:value-type="date">
            <text:p>jeudi 30 </text:p>
          </table:table-cell>
          <table:table-cell table:style-name="ce87" office:value-type="date" office:date-value="2018-09-30" calcext:value-type="date">
            <text:p>dimanche 30 </text:p>
          </table:table-cell>
          <table:table-cell table:style-name="ce66" office:value-type="date" office:date-value="2018-10-30" calcext:value-type="date">
            <text:p>mardi 30 </text:p>
          </table:table-cell>
          <table:table-cell table:style-name="ce66" office:value-type="date" office:date-value="2018-11-30" calcext:value-type="date">
            <text:p>vendredi 30 </text:p>
          </table:table-cell>
          <table:table-cell table:style-name="ce87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69" office:value-type="date" office:date-value="2017-10-31" calcext:value-type="date">
            <text:p>mardi 31 </text:p>
          </table:table-cell>
          <table:table-cell table:style-name="ce69"/>
          <table:table-cell table:style-name="ce73" office:value-type="date" office:date-value="2017-12-31" calcext:value-type="date">
            <text:p>dimanche 31 </text:p>
          </table:table-cell>
          <table:table-cell table:style-name="ce69" office:value-type="date" office:date-value="2018-01-31" calcext:value-type="date">
            <text:p>mercredi 31 </text:p>
          </table:table-cell>
          <table:table-cell table:style-name="ce77"/>
          <table:table-cell table:style-name="ce81" office:value-type="date" office:date-value="2018-03-31" calcext:value-type="date">
            <text:p>samedi 31 </text:p>
          </table:table-cell>
          <table:table-cell table:style-name="ce77"/>
          <table:table-cell table:style-name="ce69" office:value-type="date" office:date-value="2018-05-31" calcext:value-type="date">
            <text:p>jeudi 31 </text:p>
          </table:table-cell>
          <table:table-cell table:style-name="ce77"/>
          <table:table-cell table:style-name="ce69" office:value-type="date" office:date-value="2018-07-31" calcext:value-type="date">
            <office:annotation draw:style-name="gr1" draw:text-style-name="P2" svg:width="1.1413in" svg:height="0.8429in" svg:x="13.2673in" svg:y="7.076in" draw:caption-point-x="-0.2402in" draw:caption-point-y="0.5945in">
              <dc:date>2022-01-18T00:00:00</dc:date>
              <text:p text:style-name="P1">Je rentre énervé à Toury envers la manipulation d’Alex et FabP</text:p>
              <text:p text:style-name="P1">Call Maud</text:p>
            </office:annotation>
            <text:p>mardi 31 </text:p>
          </table:table-cell>
          <table:table-cell table:style-name="ce69" office:value-type="date" office:date-value="2018-08-31" calcext:value-type="date">
            <text:p>vendredi 31 </text:p>
          </table:table-cell>
          <table:table-cell table:style-name="ce77"/>
          <table:table-cell table:style-name="ce69" office:value-type="date" office:date-value="2018-10-31" calcext:value-type="date">
            <text:p>mercredi 31 </text:p>
          </table:table-cell>
          <table:table-cell table:style-name="ce77"/>
          <table:table-cell table:style-name="ce69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2"/>
        <table:table-column table:style-name="co5" table:default-cell-style-name="ce32"/>
        <table:table-column table:style-name="co4" table:number-columns-repeated="1022" table:default-cell-style-name="ce32"/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3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1:25:32.3528427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18T01:53:51.769248029</dc:date>
    <meta:editing-duration>PT9H30M32S</meta:editing-duration>
    <meta:editing-cycles>19</meta:editing-cycles>
    <meta:document-statistic meta:table-count="2" meta:cell-count="481" meta:object-count="0"/>
  </office:meta>
</office:document-meta>
</file>